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Calibri1" svg:font-family="Calibri, sans-serif"/>
    <style:font-face style:name="Cambria1" svg:font-family="Cambria, serif"/>
    <style:font-face style:name="Mangal1" svg:font-family="Mangal"/>
    <style:font-face style:name="Open Sans2" svg:font-family="'Open Sans', sans-serif"/>
    <style:font-face style:font-family-generic="roman" style:font-pitch="variable" style:name="Arial1" svg:font-family="Arial"/>
    <style:font-face style:font-family-generic="roman" style:font-pitch="variable" style:name="Calibri" svg:font-family="Calibri"/>
    <style:font-face style:font-family-generic="roman" style:font-pitch="variable" style:name="Cambria" svg:font-family="Cambria"/>
    <style:font-face style:font-family-generic="roman" style:font-pitch="variable" style:name="Georgia" svg:font-family="Georgia"/>
    <style:font-face style:font-family-generic="roman" style:font-pitch="variable" style:name="Open Sans" svg:font-family="'Open Sans'"/>
    <style:font-face style:font-family-generic="roman" style:font-pitch="variable" style:name="Tahoma" svg:font-family="Tahoma"/>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Open Sans1" svg:font-family="'Open Sans'"/>
    <style:font-face style:font-family-generic="system" style:font-pitch="variable" style:name="Andale Sans UI" svg:font-family="'Andale Sans UI'"/>
    <style:font-face style:font-family-generic="system" style:font-pitch="variable" style:name="Calibri2" svg:font-family="Calibri"/>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Open Sans3" svg:font-family="'Open Sans'"/>
    <style:font-face style:font-family-generic="system" style:font-pitch="variable" style:name="Tahoma1" svg:font-family="Tahoma"/>
    <style:font-face style:font-family-generic="system" style:font-pitch="variable" style:name="Times New Roman1" svg:font-family="'Times New Roman'"/>
    <style:font-face style:font-family-generic="roman" style:font-pitch="variable" style:name="Times New Roman" svg:font-family="Times New Roman" svg:panose-1="2 2 6 3 5 4 5 2 3 4"/>
    <style:font-face style:font-family-generic="swiss" style:font-pitch="variable" style:name="Arial" svg:font-family="Arial"/>
    <style:font-face style:font-family-generic="roman" style:font-pitch="variable" style:name="Cambria" svg:font-family="Cambria" svg:panose-1="2 4 5 3 5 4 6 3 2 4"/>
    <style:font-face style:font-family-generic="swiss" style:font-pitch="variable" style:name="Tahoma" svg:font-family="Tahoma"/>
    <style:font-face style:font-family-generic="roman" style:font-pitch="variable" style:name="Georgia" svg:font-family="Georgia"/>
    <style:font-face style:font-family-generic="swiss" style:font-pitch="variable" style:name="Calibri" svg:font-family="Calibri" svg:panose-1="2 15 5 2 2 2 4 3 2 4"/>
  </office:font-face-decls>
  <office:automatic-styles>
    <style:style style:family="paragraph" style:name="afd254a" style:parent-style-name="Text_20_body">
      <style:paragraph-properties fo:line-height="200%" fo:text-align="justify"/>
    </style:style>
    <style:style style:family="text" style:name="a84762d">
      <style:text-properties style:font-name="Calibri" style:font-name-complex="Calibri2" style:font-size-asian="16.0pt" style:text-underline-style="solid"/>
    </style:style>
    <style:style style:family="text" style:name="a37f437">
      <style:text-properties fo:country="US" fo:font-size="16.0pt" fo:language="en" style:font-name="Calibri1"/>
    </style:style>
    <style:style style:family="paragraph" style:name="aa4bf64" style:parent-style-name="Text_20_body">
      <style:paragraph-properties fo:line-height="200%" fo:text-align="justify"/>
      <style:text-properties fo:country="US" fo:font-size="16.0pt" fo:language="en" style:font-name="Calibri1"/>
    </style:style>
    <style:style style:family="paragraph" style:name="abea9eb" style:parent-style-name="Text_20_body">
      <style:paragraph-properties fo:line-height="150%" fo:text-align="right"/>
      <style:text-properties fo:country="US" fo:font-size="12.0pt" fo:font-style="italic" fo:language="en" style:font-name="Open Sans2" style:font-name-complex="Open Sans3" style:font-size-asian="12.0pt" style:font-style-asian="italic"/>
    </style:style>
    <style:style style:family="paragraph" style:name="ae19097" style:parent-style-name="Text_20_body">
      <style:text-properties fo:country="DE" fo:font-weight="bold" fo:language="de" style:font-name="Open Sans" style:font-name-complex="Open Sans3" style:font-weight-asian="bold"/>
    </style:style>
    <style:style style:family="paragraph" style:name="aea4eac" style:parent-style-name="Text_20_body">
      <style:paragraph-properties fo:text-align="center"/>
      <style:text-properties fo:country="DE" fo:font-weight="bold" fo:language="de" style:font-name="Open Sans" style:font-name-complex="Open Sans3" style:font-weight-asian="bold"/>
    </style:style>
    <style:style style:family="text" style:name="a95e331">
      <style:text-properties fo:country="US" fo:language="en" style:font-name="Open Sans2"/>
    </style:style>
    <style:style style:family="text" style:name="a4ae2a2">
      <style:text-properties fo:country="US" fo:language="en"/>
    </style:style>
    <style:style style:family="text" style:name="a6f1649">
      <style:text-properties fo:country="DE" fo:font-weight="bold" fo:language="de" style:font-name="Open Sans" style:font-name-complex="Open Sans3" style:font-weight-asian="bold"/>
    </style:style>
    <style:style style:family="paragraph" style:name="aa35d9b" style:parent-style-name="Text_20_body">
      <style:paragraph-properties fo:text-align="center"/>
      <style:text-properties fo:country="DE" fo:font-weight="bold" fo:language="de" style:font-name="Open Sans" style:font-name-complex="Open Sans3" style:font-weight-asian="bold"/>
    </style:style>
    <style:style style:family="paragraph" style:name="ab29d1f" style:parent-style-name="Text_20_body">
      <style:text-properties fo:country="DE" fo:language="de" style:font-name="Open Sans" style:font-name-complex="Open Sans3"/>
    </style:style>
    <style:style style:family="paragraph" style:name="aef71f4" style:parent-style-name="Heading_20_2">
      <style:paragraph-properties/>
      <style:text-properties fo:country="DE" fo:language="de" style:font-name="Open Sans" style:font-name-complex="Open Sans3"/>
    </style:style>
    <style:style style:family="paragraph" style:name="abfd755" style:parent-style-name="Standard">
      <style:text-properties fo:country="DE" fo:language="de"/>
    </style:style>
    <style:style style:family="paragraph" style:name="ab3f2ff" style:parent-style-name="Standard">
      <style:text-properties fo:country="DE" fo:language="de" style:font-name="Open Sans" style:font-name-complex="Open Sans3"/>
    </style:style>
    <style:style style:family="paragraph" style:name="adecca6" style:parent-style-name="Heading_20_6">
      <style:paragraph-properties/>
      <style:text-properties fo:country="DE" fo:language="de" style:font-name="Georgia"/>
    </style:style>
    <style:style style:family="text" style:name="a8769a5">
      <style:text-properties style:font-name="Open Sans" style:font-name-complex="Open Sans3"/>
    </style:style>
    <style:style style:family="paragraph" style:name="ac459d9" style:parent-style-name="Heading_20_5">
      <style:paragraph-properties/>
      <style:text-properties fo:country="DE" fo:language="de" style:font-name="Georgia"/>
    </style:style>
    <style:style style:family="paragraph" style:name="ae80e04" style:parent-style-name="Standard">
      <style:text-properties style:font-name="Open Sans" style:font-name-complex="Open Sans3"/>
    </style:style>
    <style:style style:family="paragraph" style:name="a209fe0" style:parent-style-name="Heading_20_4">
      <style:paragraph-properties/>
      <style:text-properties fo:country="DE" fo:language="de" style:font-name="Georgia"/>
    </style:style>
    <style:style style:family="text" style:name="a9721a0">
      <style:text-properties style:font-name="Open Sans" style:font-name-complex="Open Sans3"/>
    </style:style>
    <style:style style:family="paragraph" style:name="ab92dc7" style:parent-style-name="No_20_Spacing">
      <style:text-properties fo:country="DE" fo:language="de"/>
    </style:style>
    <style:style style:family="paragraph" style:name="a6b7512" style:parent-style-name="Text_20_body">
      <style:text-properties fo:country="DE" fo:language="de"/>
    </style:style>
    <style:style style:family="graphic" style:name="a47a21d" style:parent-style-name="Graphics">
      <style:graphic-properties fo:border-bottom="none" fo:border-left="none" fo:border-right="none" fo:border-top="none" fo:padding-bottom="0.0mm" fo:padding-left="0.0mm" fo:padding-right="0.0mm" fo:padding-top="0.0mm" style:vertical-pos="top"/>
    </style:style>
    <style:style style:family="table-cell" style:name="abb27da">
      <style:table-cell-properties fo:border-bottom="0.18mm solid #00000a" fo:border-left="0.18mm solid #00000a" fo:border-right="0.18mm solid #00000a" fo:border-top="0.18mm solid #00000a" fo:padding-bottom="0.0mm" fo:padding-left="1.91mm" fo:padding-right="1.91mm" fo:padding-top="0.0mm" style:vertical-align="middle"/>
    </style:style>
    <style:style style:family="paragraph" style:name="af00f87" style:parent-style-name="Text_20_body">
      <style:text-properties fo:country="DE" fo:font-size="12.0pt" fo:language="de" style:font-name="Cambria" style:font-size-asian="12.0pt"/>
    </style:style>
    <style:style style:family="paragraph" style:name="ab45e57" style:parent-style-name="Text_20_body">
      <style:text-properties fo:country="DE" fo:font-size="12.0pt" fo:font-style="italic" fo:language="de" style:font-name="Cambria" style:font-size-asian="12.0pt" style:font-style-asian="italic" style:text-underline-style="solid"/>
    </style:style>
    <style:style style:family="table-cell" style:name="ade8ba0">
      <style:table-cell-properties fo:border-bottom="0.18mm solid #00000a" fo:border-left="0.18mm solid #00000a" fo:border-right="0.18mm solid #00000a" fo:border-top="0.18mm solid #00000a" fo:padding-bottom="0.0mm" fo:padding-left="1.91mm" fo:padding-right="1.91mm" fo:padding-top="0.0mm"/>
    </style:style>
    <style:style style:family="paragraph" style:name="ae002ee" style:parent-style-name="Text_20_body">
      <style:text-properties fo:country="DE" fo:font-size="12.0pt" fo:font-style="italic" fo:font-weight="bold" fo:language="de" style:font-name="Cambria" style:font-size-asian="12.0pt" style:font-style-asian="italic" style:font-weight-asian="bold"/>
    </style:style>
    <style:style style:family="table-cell" style:name="ab83667">
      <style:table-cell-properties fo:border-bottom="0.18mm solid #00000a" fo:border-left="0.18mm solid #00000a" fo:border-right="0.18mm solid #00000a" fo:border-top="0.18mm solid #00000a" fo:padding-bottom="0.0mm" fo:padding-left="1.91mm" fo:padding-right="1.91mm" fo:padding-top="0.0mm"/>
    </style:style>
    <style:style style:family="table-row" style:name="a75ece7">
      <style:table-row-properties style:row-height="3.7mm"/>
    </style:style>
    <style:style style:family="table-column" style:name="ad4fbbe">
      <style:table-column-properties style:rel-column-width="50*"/>
    </style:style>
    <style:style style:family="table" style:name="aa838a5">
      <style:table-properties style:width="5.179cm" table:align="left"/>
    </style:style>
    <style:style style:family="table-cell" style:name="a438fe3">
      <style:table-cell-properties fo:border-bottom="0.18mm solid #00000a" fo:border-left="0.18mm solid #00000a" fo:border-right="0.18mm solid #00000a" fo:border-top="0.18mm solid #00000a" fo:padding-bottom="0.0mm" fo:padding-left="1.91mm" fo:padding-right="1.91mm" fo:padding-top="0.0mm" style:vertical-align="middle"/>
    </style:style>
    <style:style style:family="graphic" style:name="a117a1f" style:parent-style-name="Graphics">
      <style:graphic-properties fo:border-bottom="none" fo:border-left="none" fo:border-right="none" fo:border-top="none" fo:padding-bottom="0.0mm" fo:padding-left="0.0mm" fo:padding-right="0.0mm" fo:padding-top="0.0mm" style:vertical-pos="top"/>
    </style:style>
    <style:style style:family="table-cell" style:name="a0bf2c9">
      <style:table-cell-properties fo:border-bottom="0.18mm solid #00000a" fo:border-left="0.18mm solid #00000a" fo:border-right="0.18mm solid #00000a" fo:border-top="0.18mm solid #00000a" fo:padding-bottom="0.0mm" fo:padding-left="1.91mm" fo:padding-right="1.91mm" fo:padding-top="0.0mm" style:vertical-align="middle"/>
    </style:style>
    <style:style style:family="table-row" style:name="a9ffbc7">
      <style:table-row-properties style:row-height="3.7mm"/>
    </style:style>
    <style:style style:family="text" style:name="a6e21cc">
      <style:text-properties fo:country="US" fo:font-size="12.0pt" fo:language="en" style:font-name="Cambria1"/>
    </style:style>
    <style:style style:family="text" style:name="ac5ecd5">
      <style:text-properties fo:country="DE" fo:font-size="11.0pt" fo:language="de" style:font-name="Cambria" style:font-size-asian="11.0pt"/>
    </style:style>
    <style:style style:family="paragraph" style:name="aafc417" style:parent-style-name="Text_20_body">
      <style:paragraph-properties fo:line-height="200%"/>
      <style:text-properties fo:country="DE" fo:font-size="11.0pt" fo:language="de" style:font-name="Cambria" style:font-size-asian="11.0pt"/>
    </style:style>
    <style:style style:family="table-cell" style:name="a486620">
      <style:table-cell-properties fo:border-bottom="0.18mm solid #00000a" fo:border-left="0.18mm solid #00000a" fo:border-right="0.18mm solid #00000a" fo:border-top="0.18mm solid #00000a" fo:padding-bottom="0.0mm" fo:padding-left="1.91mm" fo:padding-right="1.91mm" fo:padding-top="0.0mm" style:vertical-align="middle"/>
    </style:style>
    <style:style style:family="text" style:name="a643c21">
      <style:text-properties fo:country="US" fo:language="en" style:font-name="Cambria1"/>
    </style:style>
    <style:style style:family="text" style:name="af1db48">
      <style:text-properties fo:country="DE" fo:font-size="11.0pt" fo:language="de" style:font-name="Cambria" style:font-size-asian="11.0pt"/>
    </style:style>
    <style:style style:family="paragraph" style:name="afea14d" style:parent-style-name="Text_20_body">
      <style:paragraph-properties fo:line-height="150%"/>
      <style:text-properties fo:country="DE" fo:font-size="11.0pt" fo:language="de" style:font-name="Cambria" style:font-size-asian="11.0pt"/>
    </style:style>
    <style:style style:family="table-cell" style:name="a3a3266">
      <style:table-cell-properties fo:border-bottom="0.18mm solid #00000a" fo:border-left="0.18mm solid #00000a" fo:border-right="0.18mm solid #00000a" fo:border-top="0.18mm solid #00000a" fo:padding-bottom="0.0mm" fo:padding-left="1.91mm" fo:padding-right="1.91mm" fo:padding-top="0.0mm"/>
    </style:style>
    <style:style style:family="text" style:name="af759b6">
      <style:text-properties fo:country="US" fo:language="en" style:font-name="Cambria1"/>
    </style:style>
    <style:style style:family="text" style:name="a6e360b">
      <style:text-properties fo:country="DE" fo:font-size="11.0pt" fo:language="de" style:font-name="Cambria" style:font-size-asian="11.0pt"/>
    </style:style>
    <style:style style:family="paragraph" style:name="a715c25" style:parent-style-name="Text_20_body">
      <style:paragraph-properties fo:line-height="100%"/>
      <style:text-properties fo:country="DE" fo:font-size="11.0pt" fo:language="de" style:font-name="Cambria" style:font-size-asian="11.0pt"/>
    </style:style>
    <style:style style:family="table-cell" style:name="a9ff4f3">
      <style:table-cell-properties fo:border-bottom="0.18mm solid #00000a" fo:border-left="0.18mm solid #00000a" fo:border-right="0.18mm solid #00000a" fo:border-top="0.18mm solid #00000a" fo:padding-bottom="0.0mm" fo:padding-left="1.91mm" fo:padding-right="1.91mm" fo:padding-top="0.0mm"/>
    </style:style>
    <style:style style:family="table-row" style:name="a4d3ec3">
      <style:table-row-properties style:row-height="3.7mm"/>
    </style:style>
    <style:style style:family="table-column" style:name="aa19c97">
      <style:table-column-properties style:rel-column-width="33*"/>
    </style:style>
    <style:style style:family="table" style:name="ae2c590">
      <style:table-properties fo:margin-left="-1.91mm" style:width="16.891cm" table:align="left"/>
    </style:style>
    <style:style style:family="paragraph" style:name="a495798" style:parent-style-name="Text_20_body">
      <style:text-properties fo:country="DE" fo:language="de"/>
    </style:style>
    <style:style style:family="paragraph" style:name="ad4f259" style:parent-style-name="Heading_20_2">
      <style:paragraph-properties/>
      <style:text-properties fo:color="#00000a" fo:country="DE" fo:language="de"/>
    </style:style>
    <style:style style:family="paragraph" style:name="a9fb6a9" style:parent-style-name="Standard">
      <style:paragraph-properties fo:margin-bottom="2.1mm" fo:margin-top="0.49mm" fo:text-align="center" style:line-height-at-least="3.7mm"/>
      <style:text-properties fo:country="DE" fo:font-size="8.0pt" fo:font-style="italic" fo:language="de" style:font-name="Times New Roman" style:font-name-asian="Times New Roman1" style:font-name-complex="Times New Roman1" style:font-size-asian="8.0pt" style:font-style-asian="italic"/>
    </style:style>
    <style:style style:family="table-cell" style:name="aab6801">
      <style:table-cell-properties fo:background-color="#e6e6e6" fo:border-bottom="0.39mm double #ffffff" fo:border-left="0.39mm double #ffffff" fo:border-right="0.39mm double #ffffff" fo:border-top="0.39mm double #ffffff" fo:padding-bottom="0.53mm" fo:padding-left="0.53mm" fo:padding-right="0.53mm" fo:padding-top="0.53mm" style:vertical-align="bottom"/>
    </style:style>
    <style:style style:family="paragraph" style:name="afc13d3" style:parent-style-name="Standard">
      <style:paragraph-properties fo:margin-bottom="2.1mm" fo:margin-top="0.49mm" fo:text-align="center" style:line-height-at-least="3.7mm"/>
      <style:text-properties fo:country="DE" fo:font-size="8.0pt" fo:font-style="italic" fo:language="de" style:font-name="Times New Roman" style:font-name-asian="Times New Roman1" style:font-name-complex="Times New Roman1" style:font-size-asian="8.0pt" style:font-style-asian="italic"/>
    </style:style>
    <style:style style:family="table-cell" style:name="a446aad">
      <style:table-cell-properties fo:background-color="#e6e6e6" fo:border-bottom="0.39mm double #ffffff" fo:border-left="0.39mm double #ffffff" fo:border-right="0.39mm double #ffffff" fo:border-top="0.39mm double #ffffff" fo:padding-bottom="0.53mm" fo:padding-left="0.53mm" fo:padding-right="0.53mm" fo:padding-top="0.53mm" style:vertical-align="bottom"/>
    </style:style>
    <style:style style:family="paragraph" style:name="af3776a" style:parent-style-name="Standard">
      <style:paragraph-properties fo:margin-bottom="2.1mm" fo:margin-top="0.49mm" fo:text-align="center" style:line-height-at-least="3.7mm"/>
      <style:text-properties fo:country="DE" fo:font-size="8.0pt" fo:font-style="italic" fo:language="de" style:font-name="Times New Roman" style:font-name-asian="Times New Roman1" style:font-name-complex="Times New Roman1" style:font-size-asian="8.0pt" style:font-style-asian="italic"/>
    </style:style>
    <style:style style:family="table-cell" style:name="af13925">
      <style:table-cell-properties fo:background-color="#e6e6e6" fo:border-bottom="0.39mm double #ffffff" fo:border-left="0.39mm double #ffffff" fo:border-right="0.39mm double #ffffff" fo:border-top="0.39mm double #ffffff" fo:padding-bottom="0.53mm" fo:padding-left="0.53mm" fo:padding-right="0.53mm" fo:padding-top="0.53mm" style:vertical-align="bottom"/>
    </style:style>
    <style:style style:family="table-row" style:name="ac0b601">
      <style:table-row-properties style:row-height="3.7mm"/>
    </style:style>
    <style:style style:family="paragraph" style:name="a541ad9" style:parent-style-name="Standard">
      <style:paragraph-properties fo:margin-bottom="2.1mm" fo:margin-top="0.49mm" fo:text-align="center" style:line-height-at-least="3.97mm"/>
      <style:text-properties fo:country="DE" fo:font-size="8.0pt" fo:font-style="italic" fo:language="de" style:font-name="Times New Roman" style:font-name-asian="Times New Roman1" style:font-name-complex="Times New Roman1" style:font-size-asian="8.0pt" style:font-style-asian="italic"/>
    </style:style>
    <style:style style:family="table-cell" style:name="a30e1ec">
      <style:table-cell-properties fo:background-color="#e6e6e6" fo:border-bottom="0.39mm double #ffffff" fo:border-left="0.39mm double #ffffff" fo:border-right="0.39mm double #ffffff" fo:border-top="0.39mm double #ffffff" fo:padding-bottom="0.53mm" fo:padding-left="0.53mm" fo:padding-right="0.53mm" fo:padding-top="0.53mm" style:vertical-align="bottom"/>
    </style:style>
    <style:style style:family="paragraph" style:name="a07df18" style:parent-style-name="Standard">
      <style:paragraph-properties fo:margin-bottom="2.1mm" fo:margin-top="0.49mm" fo:text-align="center" style:line-height-at-least="3.97mm"/>
      <style:text-properties fo:country="DE" fo:font-size="8.0pt" fo:font-style="italic" fo:language="de" style:font-name="Times New Roman" style:font-name-asian="Times New Roman1" style:font-name-complex="Times New Roman1" style:font-size-asian="8.0pt" style:font-style-asian="italic"/>
    </style:style>
    <style:style style:family="table-cell" style:name="a6fda13">
      <style:table-cell-properties fo:background-color="#e6e6e6" fo:border-bottom="0.39mm double #ffffff" fo:border-left="0.39mm double #ffffff" fo:border-right="0.39mm double #ffffff" fo:border-top="0.39mm double #ffffff" fo:padding-bottom="0.53mm" fo:padding-left="0.53mm" fo:padding-right="0.53mm" fo:padding-top="0.53mm" style:vertical-align="bottom"/>
    </style:style>
    <style:style style:family="paragraph" style:name="a515798" style:parent-style-name="Standard">
      <style:paragraph-properties fo:margin-bottom="2.1mm" fo:margin-top="0.49mm" fo:text-align="center" style:line-height-at-least="3.97mm"/>
      <style:text-properties fo:country="DE" fo:font-size="8.0pt" fo:font-style="italic" fo:language="de" style:font-name="Times New Roman" style:font-name-asian="Times New Roman1" style:font-name-complex="Times New Roman1" style:font-size-asian="8.0pt" style:font-style-asian="italic"/>
    </style:style>
    <style:style style:family="table-cell" style:name="a60fb34">
      <style:table-cell-properties fo:background-color="#e6e6e6" fo:border-bottom="0.39mm double #ffffff" fo:border-left="0.39mm double #ffffff" fo:border-right="0.39mm double #ffffff" fo:border-top="0.39mm double #ffffff" fo:padding-bottom="0.53mm" fo:padding-left="0.53mm" fo:padding-right="0.53mm" fo:padding-top="0.53mm" style:vertical-align="bottom"/>
    </style:style>
    <style:style style:family="table-row" style:name="a2dd14d">
      <style:table-row-properties style:row-height="3.7mm"/>
    </style:style>
    <style:style style:family="paragraph" style:name="adeffc5" style:parent-style-name="Standard">
      <style:paragraph-properties fo:margin-bottom="2.1mm" fo:margin-top="0.49mm" fo:text-align="center" style:line-height-at-least="3.7mm"/>
      <style:text-properties fo:country="DE" fo:font-size="8.0pt" fo:font-style="italic" fo:language="de" style:font-name="Times New Roman" style:font-name-asian="Times New Roman1" style:font-name-complex="Times New Roman1" style:font-size-asian="8.0pt" style:font-style-asian="italic"/>
    </style:style>
    <style:style style:family="table-cell" style:name="afaf415">
      <style:table-cell-properties fo:background-color="#e6e6e6" fo:border-bottom="0.39mm double #ffffff" fo:border-left="0.39mm double #ffffff" fo:border-right="0.39mm double #ffffff" fo:border-top="0.39mm double #ffffff" fo:padding-bottom="0.53mm" fo:padding-left="0.53mm" fo:padding-right="0.53mm" fo:padding-top="0.53mm" style:vertical-align="bottom"/>
    </style:style>
    <style:style style:family="paragraph" style:name="a372e1d" style:parent-style-name="Standard">
      <style:paragraph-properties fo:margin-bottom="2.1mm" fo:margin-top="0.49mm" fo:text-align="center" style:line-height-at-least="3.7mm"/>
      <style:text-properties fo:country="DE" fo:font-size="8.0pt" fo:font-style="italic" fo:language="de" style:font-name="Times New Roman" style:font-name-asian="Times New Roman1" style:font-name-complex="Times New Roman1" style:font-size-asian="8.0pt" style:font-style-asian="italic"/>
    </style:style>
    <style:style style:family="table-cell" style:name="a5e02db">
      <style:table-cell-properties fo:background-color="#e6e6e6" fo:border-bottom="0.39mm double #ffffff" fo:border-left="0.39mm double #ffffff" fo:border-right="0.39mm double #ffffff" fo:border-top="0.39mm double #ffffff" fo:padding-bottom="0.53mm" fo:padding-left="0.53mm" fo:padding-right="0.53mm" fo:padding-top="0.53mm" style:vertical-align="bottom"/>
    </style:style>
    <style:style style:family="paragraph" style:name="a2e53a0" style:parent-style-name="Standard">
      <style:paragraph-properties fo:margin-bottom="2.1mm" fo:margin-top="0.49mm" fo:text-align="center" style:line-height-at-least="3.7mm"/>
      <style:text-properties fo:country="DE" fo:font-size="8.0pt" fo:font-style="italic" fo:language="de" style:font-name="Times New Roman" style:font-name-asian="Times New Roman1" style:font-name-complex="Times New Roman1" style:font-size-asian="8.0pt" style:font-style-asian="italic"/>
    </style:style>
    <style:style style:family="table-cell" style:name="a8f731c">
      <style:table-cell-properties fo:background-color="#e6e6e6" fo:border-bottom="0.39mm double #ffffff" fo:border-left="0.39mm double #ffffff" fo:border-right="0.39mm double #ffffff" fo:border-top="0.39mm double #ffffff" fo:padding-bottom="0.53mm" fo:padding-left="0.53mm" fo:padding-right="0.53mm" fo:padding-top="0.53mm" style:vertical-align="bottom"/>
    </style:style>
    <style:style style:family="table-row" style:name="a9cf6ff">
      <style:table-row-properties style:row-height="3.7mm"/>
    </style:style>
    <style:style style:family="table-column" style:name="a857c06">
      <style:table-column-properties style:rel-column-width="33*"/>
    </style:style>
    <style:style style:family="table" style:name="a42e2d5">
      <style:table-properties fo:margin-left="-0.53mm" style:width="16.669cm" table:align="left"/>
    </style:style>
    <style:style style:family="paragraph" style:name="ad1d28c" style:parent-style-name="Text_20_body">
      <style:text-properties fo:country="DE" fo:language="de"/>
    </style:style>
    <style:style style:family="paragraph" style:name="a73ed32" style:parent-style-name="Text_20_body">
      <style:text-properties fo:country="DE" fo:language="de"/>
    </style:style>
    <style:style style:family="paragraph" style:name="a3d8927" style:parent-style-name="Text_20_body">
      <style:text-properties fo:country="DE" fo:language="de"/>
    </style:style>
    <style:style style:family="paragraph" style:name="a17efde" style:parent-style-name="Text_20_body">
      <style:text-properties fo:country="DE" fo:language="de"/>
    </style:style>
    <style:style style:family="paragraph" style:name="a073728" style:parent-style-name="Text_20_body">
      <style:text-properties fo:country="DE" fo:language="de"/>
    </style:style>
    <style:style style:family="graphic" style:name="a998058" style:parent-style-name="Graphics">
      <style:graphic-properties fo:background-color="transparent" fo:border-bottom="none" fo:border-left="none" fo:border-right="none" fo:border-top="none" fo:margin-bottom="0.0mm" fo:margin-left="3.18mm" fo:margin-right="3.18mm" fo:margin-top="0.0mm" fo:padding-bottom="0.0mm" fo:padding-left="0.0mm" fo:padding-right="0.0mm" fo:padding-top="0.0mm" style:horizontal-pos="from-left" style:horizontal-rel="page-start-margin" style:vertical-pos="from-top" style:vertical-rel="paragraph" style:wrap="run-through" style:wrap-contour="false" svg:x="8.89mm" svg:y="-3.72mm"/>
    </style:style>
    <style:style style:family="paragraph" style:name="a1464d5" style:parent-style-name="Text_20_body">
      <style:text-properties fo:country="DE" fo:language="de"/>
    </style:style>
    <style:style style:family="text" style:name="a895df3">
      <style:text-properties fo:country="DE" fo:language="de" style:font-name="Open Sans2" style:font-name-complex="Open Sans3"/>
    </style:style>
    <style:style style:family="text" style:name="ac4fea9">
      <style:text-properties fo:country="US" fo:language="en" style:font-name="Open Sans2" style:font-name-complex="Open Sans3"/>
    </style:style>
    <style:style style:family="text" style:name="a3aff7d">
      <style:text-properties fo:country="US" fo:language="en" style:font-name="Open Sans2" style:font-name-complex="Open Sans3"/>
    </style:style>
    <style:style style:family="paragraph" style:name="a6f8371" style:parent-style-name="Heading_20_2">
      <style:paragraph-properties/>
      <style:text-properties fo:color="#00000a" style:font-name="Open Sans" style:font-name-complex="Open Sans3"/>
    </style:style>
    <style:style style:family="paragraph" style:name="a886956" style:parent-style-name="Heading_20_1">
      <style:paragraph-properties fo:margin-bottom="2.12mm" fo:margin-top="2.12mm"/>
      <style:text-properties fo:color="#00000a" style:font-name="Open Sans" style:font-name-complex="Open Sans3"/>
    </style:style>
    <style:style style:family="text" style:name="ad3fe2e">
      <style:text-properties fo:country="US" fo:language="en"/>
    </style:style>
    <style:style style:family="text" style:name="a63c000">
      <style:text-properties fo:country="US" fo:language="en"/>
    </style:style>
    <style:style style:family="text" style:name="a72f2f3">
      <style:text-properties fo:country="US" fo:language="en"/>
    </style:style>
    <style:style style:family="text" style:name="a5219f8">
      <style:text-properties fo:country="DE" fo:font-size="10.0pt" fo:language="de" style:font-name="Open Sans1" style:font-name-complex="Open Sans3" style:font-size-asian="10.0pt"/>
    </style:style>
    <style:style style:family="graphic" style:name="a46616d" style:parent-style-name="Graphics">
      <style:graphic-properties fo:background-color="transparent" fo:border-bottom="none" fo:border-left="none" fo:border-right="none" fo:border-top="none" fo:margin-bottom="0.0mm" fo:margin-left="0.0mm" fo:margin-right="3.18mm" fo:margin-top="0.0mm" fo:padding-bottom="0.0mm" fo:padding-left="0.0mm" fo:padding-right="0.0mm" fo:padding-top="0.0mm" style:horizontal-pos="from-left" style:horizontal-rel="paragraph" style:vertical-pos="from-top" style:vertical-rel="paragraph" style:wrap="right" style:wrap-contour="false" svg:y="2.12mm"/>
    </style:style>
    <style:style style:family="paragraph" style:name="adf6b58" style:parent-style-name="Text_20_body">
      <style:text-properties fo:country="DE" fo:font-size="10.0pt" fo:language="de" style:font-name="Open Sans1" style:font-name-complex="Open Sans3" style:font-size-asian="10.0pt"/>
    </style:style>
    <style:style style:family="paragraph" style:name="a2e329a" style:parent-style-name="Heading_20_1">
      <style:paragraph-properties/>
      <style:text-properties style:font-name="Open Sans" style:font-name-complex="Open Sans3"/>
    </style:style>
    <style:style style:family="paragraph" style:name="a7ccd65" style:parent-style-name="Heading_20_1">
      <style:paragraph-properties fo:line-height="100%" fo:margin-bottom="2.12mm" fo:margin-top="2.12mm"/>
      <style:text-properties style:font-name="Open Sans1" style:font-name-complex="Open Sans3"/>
    </style:style>
    <style:style style:family="paragraph" style:name="a39298d" style:parent-style-name="Title">
      <style:paragraph-properties fo:line-height="100%" fo:margin-bottom="0.0mm" fo:margin-top="0.0mm" fo:text-align="left"/>
      <style:text-properties style:font-name="Open Sans" style:font-name-complex="Open Sans3"/>
    </style:style>
    <style:style style:family="paragraph" style:name="a41ae40" style:parent-style-name="Subtitle">
      <style:text-properties fo:font-size="4.0pt" style:font-size-asian="4.0pt"/>
    </style:style>
    <style:style style:family="paragraph" style:name="a5642db" style:parent-style-name="Title">
      <style:paragraph-properties fo:line-height="100%" fo:margin-bottom="0.0mm" fo:margin-top="0.0mm"/>
      <style:text-properties fo:font-weight="normal" style:font-name="Open Sans1" style:font-name-complex="Open Sans3" style:font-weight-asian="normal"/>
    </style:style>
    <style:style style:family="graphic" style:name="af21af4" style:parent-style-name="Graphics">
      <style:graphic-properties fo:background-color="transparent" fo:border-bottom="none" fo:border-left="none" fo:border-right="none" fo:border-top="none" fo:margin-bottom="0.0mm" fo:margin-left="0.0mm" fo:margin-right="3.18mm" fo:margin-top="0.0mm" fo:padding-bottom="0.0mm" fo:padding-left="0.0mm" fo:padding-right="0.0mm" fo:padding-top="0.0mm" style:horizontal-pos="from-left" style:horizontal-rel="page-start-margin" style:vertical-pos="from-top" style:vertical-rel="paragraph" style:wrap="parallel" style:wrap-contour="false"/>
    </style:style>
    <style:style style:family="paragraph" style:name="affb00a" style:parent-style-name="Title">
      <style:paragraph-properties fo:line-height="100%" fo:margin-bottom="0.0mm" fo:margin-top="0.0mm"/>
      <style:text-properties style:font-name="Open Sans1" style:font-name-complex="Open Sans3"/>
    </style:style>
    <style:style style:family="paragraph" style:name="a627a58" style:parent-style-name="Text_20_body">
      <style:text-properties/>
    </style:style>
    <style:style style:family="text" style:name="a532261">
      <style:text-properties fo:country="US" fo:font-size="10.0pt" fo:language="en" style:font-name="Open Sans1" style:font-name-complex="Open Sans3" style:font-size-asian="10.0pt"/>
    </style:style>
    <style:style style:family="text" style:name="a2be5ee">
      <style:text-properties fo:country="US" fo:font-size="10.0pt" fo:language="en" style:font-name="Open Sans1" style:font-name-complex="Open Sans3" style:font-size-asian="10.0pt"/>
    </style:style>
    <style:style style:family="paragraph" style:name="abeefd8" style:parent-style-name="Text_20_body">
      <style:paragraph-properties fo:line-height="100%"/>
    </style:style>
    <style:style style:family="text" style:name="a2028dc">
      <style:text-properties fo:country="US" fo:font-size="11.0pt" fo:language="en" style:font-name="Cambria1" style:font-size-asian="11.0pt"/>
    </style:style>
    <style:style style:family="text" style:name="acf8985">
      <style:text-properties fo:country="US" fo:font-size="11.0pt" fo:language="en" style:font-name="Cambria1" style:font-size-asian="11.0pt"/>
    </style:style>
    <style:style style:family="paragraph" style:name="a7a06c2" style:parent-style-name="Text_20_body">
      <style:paragraph-properties fo:line-height="150%"/>
    </style:style>
    <style:style style:family="text" style:name="a1e5af9">
      <style:text-properties fo:country="US" fo:font-size="11.0pt" fo:language="en" style:font-name="Cambria1" style:font-size-asian="11.0pt"/>
    </style:style>
    <style:style style:family="text" style:name="a8b6c77">
      <style:text-properties fo:country="US" fo:font-size="11.0pt" fo:language="en" style:font-name="Cambria1" style:font-size-asian="11.0pt"/>
    </style:style>
    <style:style style:family="paragraph" style:name="ac0273a" style:parent-style-name="Text_20_body">
      <style:paragraph-properties fo:line-height="200%"/>
    </style:style>
    <style:style style:family="text" style:name="abcb15e">
      <style:text-properties fo:country="US" fo:font-size="12.0pt" fo:language="en" style:font-name="Cambria1" style:font-size-asian="11.0pt"/>
    </style:style>
    <style:style style:family="text" style:name="aed5dba">
      <style:text-properties fo:country="US" fo:font-size="12.0pt" fo:language="en" style:font-name="Cambria1" style:font-size-asian="11.0pt"/>
    </style:style>
    <style:style style:family="paragraph" style:name="a19e019" style:parent-style-name="Text_20_body">
      <style:paragraph-properties fo:text-align="center"/>
      <style:text-properties/>
    </style:style>
    <style:style style:family="text" style:name="ab0806e">
      <style:text-properties fo:country="US" fo:font-weight="bold" fo:language="en" style:font-name="Open Sans" style:font-name-complex="Open Sans3" style:font-weight-asian="bold"/>
    </style:style>
    <style:style style:family="text" style:name="a821b8a">
      <style:text-properties fo:country="US" fo:font-weight="bold" fo:language="en" style:font-name="Open Sans" style:font-name-complex="Open Sans3" style:font-weight-asian="bold"/>
    </style:style>
    <style:style style:family="paragraph" style:name="acb098c" style:parent-style-name="Text_20_body">
      <style:paragraph-properties fo:line-height="200%" fo:text-align="justify"/>
    </style:style>
    <style:style style:family="text" style:name="a6ae89f">
      <style:text-properties fo:country="US" fo:font-size="16.0pt" fo:language="en" style:font-name="Calibri" style:font-name-complex="Calibri2" style:font-size-asian="16.0pt" style:text-underline-style="solid"/>
    </style:style>
    <style:style style:family="text" style:name="adeb0d6">
      <style:text-properties fo:country="US" fo:font-size="16.0pt" fo:language="en" style:font-name="Calibri" style:font-name-complex="Calibri2" style:font-size-asian="16.0pt" style:text-underline-style="solid"/>
    </style:style>
  </office:automatic-styles>
  <office:body>
    <office:text>
      <text:p text:style-name="affb00a"><draw:frame draw:style-name="af21af4" svg:height="10.78mm" svg:width="50.78mm" text:anchor-type="as-char"><draw:image xlink:actuate="onLoad" xlink:href="Pictures/100002010000012C00000040F176124D.png" xlink:show="embed" xlink:type="simple"/><draw:text-box/></draw:frame></text:p>
      <text:p text:style-name="a5642db"/>
      <text:p text:style-name="a41ae40"/>
      <text:p text:style-name="a39298d">Seasonal Fruits</text:p>
      <text:p text:style-name="a7ccd65"/>
      <text:p text:style-name="a2e329a">Aenean commodo ligula eget dolor</text:p>
      <text:p text:style-name="a627a58"><text:span text:style-name="a2be5ee">Far far </text:span><text:span text:style-name="a72f2f3">away, behind the word mountains, far from the countries Vokalia and Consonantia, there live the blind texts. Separated they live in Bookmarksgrove right at the coast of the Semantics, a large language ocean. A small river named Duden flows by their place and supplies it with the necessary regelialia. It is a paradisematic<text:s/></text:span><text:span text:style-name="a63c000">country,</text:span><text:span text:style-name="ad3fe2e"><text:s/>in which roasted parts of sentences fly into your mouth. Even the all-powerful Pointing has no control about the blind texts it is an almost unorthographic life One day however a small line of blind text by the name of Lorem Ipsum decided to leave for the far World of Grammar. The Big Oxmox advised her not to do so, because there were thousands of bad Commas, wild Question Marks and devious Semikoli, but the Little Blind Text didn’t listen. She packed her seven versalia, put her initial into the belt and made herself on the way. When she reached the first hills of the Italic Mountains, she had a last view back on.</text:span><text:s/><draw:frame draw:style-name="a46616d" draw:z-index="1" svg:height="54.57mm" svg:width="81.77mm" svg:y="2.12mm" text:anchor-type="paragraph"><draw:image xlink:actuate="onLoad" xlink:href="Pictures/100002010000013B000000D28EF285C5.png" xlink:show="embed" xlink:type="simple"/><draw:text-box/></draw:frame></text:p>
      <text:p text:style-name="a886956">Donec quam felis</text:p>
      <text:h text:outline-level="2" text:style-name="a6f8371">Nulla consequat massa quis enim.</text:h>
      <text:p text:style-name="Text_20_body"><text:span text:style-name="a3aff7d">Far far away, behind the word mountains, far from the countries Vokalia and Consonantia, there live the blind texts. Separated they live in Bookmarksgrove right at the coast of the Semantics, a large language ocean. A small river named Duden flows by their place and supplies it with the necessary regelialia. It is a paradisematic country, in which roasted parts of sentences fly into your mouth. Even the all-powerful Pointing has no control about the blind texts it is an almost<text:s/></text:span><text:span text:style-name="ac4fea9">unorthographic life One day however a small line of blind text by the name of Lorem Ipsum decided to leave for the far World of Grammar.<text:s/></text:span><text:span text:style-name="a895df3">The Big Oxmox</text:span></text:p>
      <text:p text:style-name="Text_20_body"/>
      <text:p text:style-name="a1464d5"><draw:frame draw:style-name="a998058" draw:z-index="2" svg:height="45.76mm" svg:width="151.55mm" svg:x="8.89mm" svg:y="-3.72mm" text:anchor-type="as-char"><draw:image xlink:actuate="onLoad" xlink:href="Pictures/1000020100000255000000CB32174964.png" xlink:show="embed" xlink:type="simple"/><draw:text-box/></draw:frame></text:p>
      <text:p text:style-name="a073728"/>
      <text:p text:style-name="a17efde"/>
      <text:p text:style-name="a3d8927"/>
      <text:p text:style-name="a73ed32"/>
      <text:p text:style-name="ad1d28c"/>
      <table:table table:style-name="a42e2d5">
        <table:table-column table:number-columns-repeated="3" table:style-name="a857c06"/>
        <table:table-row table:style-name="a9cf6ff">
          <table:table-cell table:style-name="a8f731c">
            <text:p text:style-name="a2e53a0">Pellentesque posuere.</text:p>
          </table:table-cell>
          <table:table-cell table:style-name="a5e02db">
            <text:p text:style-name="a372e1d">Praesent turpis.</text:p>
          </table:table-cell>
          <table:table-cell table:style-name="afaf415">
            <text:p text:style-name="adeffc5">Aenean posuere.</text:p>
          </table:table-cell>
        </table:table-row>
        <table:table-row table:style-name="a2dd14d">
          <table:table-cell table:style-name="a60fb34">
            <text:p text:style-name="a515798">9,98 Euro/kg</text:p>
          </table:table-cell>
          <table:table-cell table:style-name="a6fda13">
            <text:p text:style-name="a07df18">2,99 Euro/kg</text:p>
          </table:table-cell>
          <table:table-cell table:style-name="a30e1ec">
            <text:p text:style-name="a541ad9">3,55 Euro/kg</text:p>
          </table:table-cell>
        </table:table-row>
        <table:table-row table:style-name="ac0b601">
          <table:table-cell table:style-name="af13925">
            <text:p text:style-name="af3776a">Italien</text:p>
          </table:table-cell>
          <table:table-cell table:style-name="a446aad">
            <text:p text:style-name="afc13d3">Chile</text:p>
          </table:table-cell>
          <table:table-cell table:style-name="aab6801">
            <text:p text:style-name="a9fb6a9">Deutschland</text:p>
          </table:table-cell>
        </table:table-row>
      </table:table>
      <text:p text:style-name="Text_20_body"/>
      <text:h text:outline-level="2" text:style-name="ad4f259">Phasellus ullamcorper ipsum rutrum nunc.</text:h>
      <text:p text:style-name="a495798"/>
      <table:table table:style-name="ae2c590">
        <table:table-column table:number-columns-repeated="3" table:style-name="aa19c97"/>
        <table:table-row table:style-name="a4d3ec3">
          <table:table-cell table:style-name="a9ff4f3">
            <text:p text:style-name="abeefd8"><text:span text:style-name="acf8985">Far</text:span><text:span text:style-name="af759b6"> far away, behind the word mountains, far from the countries Vokalia and Consonantia, there live the blind texts.</text:span><text:s/></text:p>
          </table:table-cell>
          <table:table-cell table:style-name="a3a3266">
            <text:p text:style-name="a7a06c2"><text:span text:style-name="a8b6c77">Far</text:span><text:span text:style-name="a643c21"> far away, behind the word mountains, far from the countries Vokalia and Consonantia, there live the blind texts.</text:span><text:s/></text:p>
          </table:table-cell>
          <table:table-cell table:style-name="a486620">
            <text:p text:style-name="ac0273a"><text:span text:style-name="aed5dba">Far</text:span><text:span text:style-name="a6e21cc"> far away, behind the word mountains, far from the countries Vokalia and Consonantia, there live the blind texts.</text:span><text:s/></text:p>
          </table:table-cell>
        </table:table-row>
        <table:table-row table:style-name="a9ffbc7">
          <table:table-cell table:style-name="a0bf2c9">
            <text:p text:style-name="Text_20_body"><draw:frame draw:style-name="a117a1f" draw:z-index="3" svg:height="39.95mm" svg:width="54.5mm" text:anchor-type="as-char"><draw:image xlink:actuate="onLoad" xlink:href="Pictures/1000000000000118000000CDBFC39DFE.jpg" xlink:show="embed" xlink:type="simple"/><draw:text-box/></draw:frame></text:p>
          </table:table-cell>
          <table:table-cell table:style-name="a438fe3">
            <table:table table:style-name="aa838a5">
              <table:table-column table:number-columns-repeated="2" table:style-name="ad4fbbe"/>
              <table:table-row table:style-name="a75ece7">
                <table:table-cell table:style-name="ab83667">
                  <text:p text:style-name="ae002ee">I'm Dummy text</text:p>
                </table:table-cell>
                <table:table-cell table:style-name="ade8ba0">
                  <text:p text:style-name="ab45e57">I'm Dummy text</text:p>
                </table:table-cell>
              </table:table-row>
            </table:table>
            <text:p text:style-name="af00f87"/>
          </table:table-cell>
          <table:table-cell table:style-name="abb27da">
            <text:p text:style-name="Text_20_body"><draw:frame draw:style-name="a47a21d" draw:z-index="4" svg:height="45.51mm" svg:width="43.66mm" text:anchor-type="as-char"><draw:image xlink:actuate="onLoad" xlink:href="Pictures/10000201000000870000009BAAAC5E73.png" xlink:show="embed" xlink:type="simple"/><draw:text-box/></draw:frame></text:p>
          </table:table-cell>
        </table:table-row>
      </table:table>
      <text:p text:style-name="a6b7512"/>
      <text:p text:style-name="ab92dc7">Nam eget dui</text:p>
      <text:p text:style-name="Standard"><text:span text:style-name="a9721a0">Nam eget dui. Etiam rhoncus. Maecenas tempus, tellus eget condimentum rhoncus, sem quam semper libero, sit amet adipiscing sem neque sed ipsum</text:span>.</text:p>
      <text:h text:outline-level="4" text:style-name="a209fe0">Etiam rhoncus</text:h>
      <text:p text:style-name="ae80e04">Etiam rhoncus. Maecenas tempus, tellus eget condimentum rhoncus, sem quam semper libero, sit amet adipiscing sem neque sed ipsum. Nam quam nunc, blandit vel, luctus pulvinar, hendrerit id, lorem.</text:p>
      <text:h text:outline-level="5" text:style-name="ac459d9">Aenean massa</text:h>
      <text:p text:style-name="Standard"><text:span text:style-name="a8769a5">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text:span>.</text:p>
      <text:h text:outline-level="6" text:style-name="adecca6">Cras dapibus</text:h>
      <text:p text:style-name="ab3f2ff">Cras dapibus. Vivamus elementum semper nisi.</text:p>
      <text:p text:style-name="abfd755"/>
      <text:h text:outline-level="2" text:style-name="aef71f4">Phasellus ullamcorper ipsum rutrum nunc.</text:h>
      <text:p text:style-name="ab29d1f"/>
      <text:p text:style-name="a19e019"><text:span text:style-name="a821b8a">Fa</text:span><text:span text:style-name="a4ae2a2">r far away, behind the word mountains, far from the countries Vokalia and Consonantia, there live the blind texts. Separated they live in Bookmarksgrove right at the coast of the Semantics, a large language ocean</text:span><text:span text:style-name="a95e331">.</text:span></text:p>
      <text:p text:style-name="aea4eac"/>
      <text:p text:style-name="ae19097"/>
      <text:p text:style-name="abea9eb">A small river named Duden flows by their place and supplies it with the necessary regelialia. It is a paradisematic country, in which roasted parts of sentences fly into your mouth.</text:p>
      <text:p text:style-name="acb098c"><text:span text:style-name="adeb0d6">Ev</text:span><text:span text:style-name="a84762d">en the all-powerful Pointing has no control about the blind texts it is an almost unorthographic life One day however a small line of blind text by the name of Lorem Ipsum decided to leave for the far World of Grammar.</text:span></text:p>
      <text:p text:style-name="afd254a"/>
      <text:p text:style-name="Text_20_body"/>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Calibri1" svg:font-family="Calibri, sans-serif"/>
    <style:font-face style:name="Cambria1" svg:font-family="Cambria, serif"/>
    <style:font-face style:name="Mangal1" svg:font-family="Mangal"/>
    <style:font-face style:name="Open Sans2" svg:font-family="'Open Sans', sans-serif"/>
    <style:font-face style:font-family-generic="roman" style:font-pitch="variable" style:name="Arial1" svg:font-family="Arial"/>
    <style:font-face style:font-family-generic="roman" style:font-pitch="variable" style:name="Calibri" svg:font-family="Calibri"/>
    <style:font-face style:font-family-generic="roman" style:font-pitch="variable" style:name="Cambria" svg:font-family="Cambria"/>
    <style:font-face style:font-family-generic="roman" style:font-pitch="variable" style:name="Georgia" svg:font-family="Georgia"/>
    <style:font-face style:font-family-generic="roman" style:font-pitch="variable" style:name="Open Sans" svg:font-family="'Open Sans'"/>
    <style:font-face style:font-family-generic="roman" style:font-pitch="variable" style:name="Tahoma" svg:font-family="Tahoma"/>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Open Sans1" svg:font-family="'Open Sans'"/>
    <style:font-face style:font-family-generic="system" style:font-pitch="variable" style:name="Andale Sans UI" svg:font-family="'Andale Sans UI'"/>
    <style:font-face style:font-family-generic="system" style:font-pitch="variable" style:name="Calibri2" svg:font-family="Calibri"/>
    <style:font-face style:font-family-generic="system" style:font-pitch="variable" style:name="Mangal" svg:font-family="Mangal"/>
    <style:font-face style:font-family-generic="system" style:font-pitch="variable" style:name="Microsoft YaHei" svg:font-family="'Microsoft YaHei'"/>
    <style:font-face style:font-family-generic="system" style:font-pitch="variable" style:name="Open Sans3" svg:font-family="'Open Sans'"/>
    <style:font-face style:font-family-generic="system" style:font-pitch="variable" style:name="Tahoma1" svg:font-family="Tahoma"/>
    <style:font-face style:font-family-generic="system" style:font-pitch="variable" style:name="Times New Roman1" svg:font-family="'Times New Roman'"/>
    <style:font-face style:font-family-generic="roman" style:font-pitch="variable" style:name="Times New Roman" svg:font-family="Times New Roman" svg:panose-1="2 2 6 3 5 4 5 2 3 4"/>
    <style:font-face style:font-family-generic="swiss" style:font-pitch="variable" style:name="Arial" svg:font-family="Arial"/>
    <style:font-face style:font-family-generic="roman" style:font-pitch="variable" style:name="Cambria" svg:font-family="Cambria" svg:panose-1="2 4 5 3 5 4 6 3 2 4"/>
    <style:font-face style:font-family-generic="swiss" style:font-pitch="variable" style:name="Tahoma" svg:font-family="Tahoma"/>
    <style:font-face style:font-family-generic="roman" style:font-pitch="variable" style:name="Georgia" svg:font-family="Georgia"/>
    <style:font-face style:font-family-generic="swiss" style:font-pitch="variable" style:name="Calibri" svg:font-family="Calibri" svg:panose-1="2 15 5 2 2 2 4 3 2 4"/>
  </office:font-face-decls>
  <office:styles>
    <style:default-style style:family="paragraph">
      <style:paragraph-properties/>
      <style:text-properties fo:country="US" fo:font-size="12.0pt" fo:language="en" style:font-name="Times New Roman" style:font-name-asian="Andale Sans UI" style:font-name-complex="Tahoma1" style:font-size-asian="12.0pt" style:use-window-font-color="true"/>
    </style:default-style>
    <style:style style:family="paragraph" style:name="Standard" style:parent-style-name="default_paragraph_style">
      <style:paragraph-properties fo:line-height="130%"/>
      <style:text-properties style:font-name="Arial1" style:use-window-font-color="true"/>
    </style:style>
    <style:style style:family="paragraph" style:name="Heading" style:next-style-name="Text_20_body" style:parent-style-name="Standard">
      <style:paragraph-properties fo:margin-bottom="2.12mm" fo:margin-top="4.23mm"/>
      <style:text-properties fo:color="#4d4e51" fo:font-size="14.0pt" style:font-name="Arial" style:font-name-asian="Microsoft YaHei" style:font-name-complex="Mangal" style:font-size-asian="14.0pt"/>
    </style:style>
    <style:style style:display-name="Table Contents" style:family="paragraph" style:name="Table_20_Contents" style:parent-style-name="Standard"/>
    <style:style style:display-name="Normal (Web)" style:family="paragraph" style:name="Normal_20__28_Web_29_" style:parent-style-name="Standard">
      <style:paragraph-properties fo:line-height="100%" fo:margin-bottom="2.1mm" fo:margin-top="0.49mm"/>
      <style:text-properties fo:country="DE" fo:language="de" style:font-name="Times New Roman" style:font-name-asian="Times New Roman1" style:font-name-complex="Times New Roman1"/>
    </style:style>
    <style:style style:family="paragraph" style:name="caption" style:parent-style-name="Standard">
      <style:paragraph-properties fo:text-align="center"/>
      <style:text-properties fo:font-style="italic" style:font-style-asian="italic" style:font-style-complex="italic"/>
    </style:style>
    <style:style style:family="paragraph" style:name="Title" style:next-style-name="Subtitle" style:parent-style-name="Heading">
      <style:paragraph-properties fo:margin-bottom="1.99mm" fo:margin-top="19.1mm" fo:text-align="center"/>
      <style:text-properties fo:font-size="32.0pt" fo:font-weight="bold" style:font-size-asian="32.0pt" style:font-weight-asian="bold" style:font-weight-complex="bold"/>
    </style:style>
    <style:style style:family="paragraph" style:name="Index" style:parent-style-name="Standard">
      <style:text-properties style:font-name-complex="Mangal1"/>
    </style:style>
    <style:style style:default-outline-level="6" style:display-name="Heading 6" style:family="paragraph" style:name="Heading_20_6" style:next-style-name="Text_20_body" style:parent-style-name="Standard">
      <style:paragraph-properties fo:margin-bottom="0.0mm" fo:margin-top="3.53mm"/>
      <style:text-properties fo:color="#243f60" fo:font-style="italic" style:font-name="Cambria" style:font-size-asian="10.5pt" style:font-style-asian="italic" style:font-style-complex="italic"/>
    </style:style>
    <style:style style:display-name="Table Heading" style:family="paragraph" style:name="Table_20_Heading" style:parent-style-name="Table_20_Contents">
      <style:paragraph-properties fo:text-align="center"/>
      <style:text-properties fo:font-weight="bold" style:font-weight-asian="bold" style:font-weight-complex="bold"/>
    </style:style>
    <style:style style:family="paragraph" style:name="Caption" style:parent-style-name="Standard">
      <style:paragraph-properties fo:margin-bottom="2.12mm" fo:margin-top="2.12mm"/>
      <style:text-properties fo:font-size="12.0pt" fo:font-style="italic" style:font-name-complex="Mangal1" style:font-size-asian="12.0pt" style:font-style-asian="italic" style:font-style-complex="italic"/>
    </style:style>
    <style:style style:default-outline-level="4" style:display-name="Heading 4" style:family="paragraph" style:name="Heading_20_4" style:next-style-name="Text_20_body" style:parent-style-name="Standard">
      <style:paragraph-properties fo:margin-bottom="0.0mm" fo:margin-top="3.53mm"/>
      <style:text-properties fo:color="#4f81bd" fo:font-style="italic" fo:font-weight="bold" style:font-name="Cambria" style:font-size-asian="10.5pt" style:font-style-asian="italic" style:font-style-complex="italic" style:font-weight-asian="bold" style:font-weight-complex="bold"/>
    </style:style>
    <style:style style:default-outline-level="5" style:display-name="Heading 5" style:family="paragraph" style:name="Heading_20_5" style:next-style-name="Text_20_body" style:parent-style-name="Standard">
      <style:paragraph-properties fo:margin-bottom="0.0mm" fo:margin-top="3.53mm"/>
      <style:text-properties fo:color="#243f60" style:font-name="Cambria" style:font-size-asian="10.5pt"/>
    </style:style>
    <style:style style:default-outline-level="2" style:display-name="Heading 2" style:family="paragraph" style:name="Heading_20_2" style:next-style-name="Text_20_body" style:parent-style-name="Heading">
      <style:paragraph-properties fo:margin-bottom="3.3mm" fo:margin-top="3.3mm"/>
      <style:text-properties fo:color="#b3b3b3" fo:font-weight="bold" style:font-weight-asian="bold"/>
    </style:style>
    <style:style style:display-name="Balloon Text" style:family="paragraph" style:name="Balloon_20_Text" style:parent-style-name="Standard">
      <style:paragraph-properties fo:line-height="100%"/>
      <style:text-properties fo:font-size="8.0pt" style:font-name="Tahoma" style:font-name-complex="Mangal" style:font-size-asian="8.0pt"/>
    </style:style>
    <style:style style:default-outline-level="3" style:display-name="Heading 3" style:family="paragraph" style:name="Heading_20_3" style:next-style-name="Text_20_body" style:parent-style-name="Standard">
      <style:paragraph-properties fo:margin-bottom="0.0mm" fo:margin-top="3.53mm"/>
      <style:text-properties fo:color="#4f81bd" fo:font-weight="bold" style:font-name="Cambria" style:font-size-asian="10.5pt" style:font-weight-asian="bold" style:font-weight-complex="bold"/>
    </style:style>
    <style:style style:family="paragraph" style:name="Subtitle" style:next-style-name="Text_20_body" style:parent-style-name="Heading">
      <style:paragraph-properties fo:margin-bottom="1.52mm" fo:margin-top="0.0mm" fo:text-align="center"/>
      <style:text-properties fo:font-size="14.0pt" fo:font-style="italic" fo:font-weight="bold" style:font-size-asian="14.0pt" style:font-style-asian="italic" style:font-style-complex="italic" style:font-weight-asian="bold"/>
    </style:style>
    <style:style style:default-outline-level="1" style:display-name="Heading 1" style:family="paragraph" style:name="Heading_20_1" style:next-style-name="Text_20_body" style:parent-style-name="Heading">
      <style:paragraph-properties/>
      <style:text-properties fo:font-size="20.0pt" style:font-size-asian="20.0pt"/>
    </style:style>
    <style:style style:default-outline-level="10" style:display-name="Heading 10" style:family="paragraph" style:name="Heading_20_10" style:next-style-name="Text_20_body" style:parent-style-name="Heading">
      <style:paragraph-properties/>
      <style:text-properties fo:font-weight="bold" style:font-weight-asian="bold" style:font-weight-complex="bold"/>
    </style:style>
    <style:style style:family="paragraph" style:name="Header" style:parent-style-name="Standard">
      <style:paragraph-properties fo:text-align="center">
        <style:tab-stops>
          <style:tab-stop style:position="8.255cm" style:type="center"/>
          <style:tab-stop style:position="16.51cm" style:type="right"/>
        </style:tab-stops>
      </style:paragraph-properties>
      <style:text-properties fo:font-weight="bold" style:font-weight-asian="bold"/>
    </style:style>
    <style:style style:display-name="Text body" style:family="paragraph" style:name="Text_20_body" style:parent-style-name="Standard">
      <style:paragraph-properties fo:margin-bottom="3.3mm" fo:margin-left="0.0mm" fo:margin-right="3.81mm" fo:margin-top="0.0mm" fo:text-indent="0.0mm"/>
      <style:text-properties fo:font-size="10.0pt" style:font-size-asian="10.0pt"/>
    </style:style>
    <style:style style:display-name="Frame contents" style:family="paragraph" style:name="Frame_20_contents" style:parent-style-name="Text_20_body"/>
    <style:style style:display-name="No Spacing" style:family="paragraph" style:name="No_20_Spacing" style:parent-style-name="default_paragraph_style">
      <style:text-properties style:font-name="Arial1" style:font-name-complex="Mangal" style:font-size-asian="10.5pt" style:use-window-font-color="true"/>
    </style:style>
    <style:style style:family="paragraph" style:name="Footer" style:parent-style-name="Standard">
      <style:paragraph-properties fo:border-bottom="0.18mm solid #82868a" fo:border-left="0.18mm solid #82868a" fo:border-right="0.18mm solid #82868a" fo:border-top="0.18mm solid #82868a" fo:padding-bottom="1.41mm" fo:padding-left="1.41mm" fo:padding-right="1.41mm" fo:padding-top="1.41mm" fo:text-align="center">
        <style:tab-stops>
          <style:tab-stop style:position="8.255cm" style:type="center"/>
          <style:tab-stop style:position="16.51cm" style:type="right"/>
        </style:tab-stops>
      </style:paragraph-properties>
      <style:text-properties fo:color="#82868a" fo:font-size="8.0pt" style:font-size-asian="8.0pt"/>
    </style:style>
    <style:style style:family="paragraph" style:name="List" style:parent-style-name="Text_20_body">
      <style:text-properties style:font-name-complex="Mangal1"/>
    </style:style>
    <style:style style:display-name="Default Paragraph Font" style:family="text" style:name="Default_20_Paragraph_20_Font" style:parent-style-name="default_character_style"/>
    <style:style style:display-name="Überschrift 6 Zchn" style:family="text" style:name="Überschrift_20_6_20_Zchn" style:parent-style-name="Default_20_Paragraph_20_Font">
      <style:text-properties fo:color="#243f60" fo:font-style="italic" style:font-name="Cambria" style:font-size-asian="10.5pt" style:font-style-asian="italic" style:font-style-complex="italic"/>
    </style:style>
    <style:style style:display-name="Sprechblasentext Zchn" style:family="text" style:name="Sprechblasentext_20_Zchn" style:parent-style-name="Default_20_Paragraph_20_Font">
      <style:text-properties fo:font-size="8.0pt" style:font-name="Tahoma" style:font-name-complex="Mangal" style:font-size-asian="8.0pt"/>
    </style:style>
    <style:style style:display-name="Überschrift 3 Zchn" style:family="text" style:name="Überschrift_20_3_20_Zchn" style:parent-style-name="Default_20_Paragraph_20_Font">
      <style:text-properties fo:color="#4f81bd" fo:font-weight="bold" style:font-name="Cambria" style:font-size-asian="10.5pt" style:font-weight-asian="bold" style:font-weight-complex="bold"/>
    </style:style>
    <style:style style:display-name="Internet link" style:family="text" style:name="Internet_20_link" style:parent-style-name="Default_20_Paragraph_20_Font">
      <style:text-properties fo:color="#0000ff" fo:language="zxx" style:text-underline-style="solid"/>
    </style:style>
    <style:style style:display-name="Überschrift 4 Zchn" style:family="text" style:name="Überschrift_20_4_20_Zchn" style:parent-style-name="Default_20_Paragraph_20_Font">
      <style:text-properties fo:color="#4f81bd" fo:font-style="italic" fo:font-weight="bold" style:font-name="Cambria" style:font-size-asian="10.5pt" style:font-style-asian="italic" style:font-style-complex="italic" style:font-weight-asian="bold" style:font-weight-complex="bold"/>
    </style:style>
    <style:style style:display-name="Überschrift 5 Zchn" style:family="text" style:name="Überschrift_20_5_20_Zchn" style:parent-style-name="Default_20_Paragraph_20_Font">
      <style:text-properties fo:color="#243f60" style:font-name="Cambria" style:font-size-asian="10.5pt"/>
    </style:style>
    <style:default-style style:family="graphic">
      <style:graphic-properties draw:fill="solid" draw:fill-color="#cfe7f5"/>
      <style:text-properties fo:country="US" fo:font-size="12.0pt" fo:language="en" style:font-size-asian="12.0pt" style:use-window-font-color="true"/>
    </style:default-style>
    <style:style style:family="graphic" style:name="Graphics" style:parent-style-name="default_drawing_style">
      <style:graphic-properties style:horizontal-pos="center" style:horizontal-rel="paragraph" style:vertical-pos="top" style:vertical-rel="paragraph" style:wrap="none" style:wrap-contour="false"/>
    </style:style>
  </office:styles>
  <office:automatic-styles/>
  <office:master-styles>
    <style:master-page style:name="Standard">
      <style:footer>
        <text:p text:style-name="Footer">123 Main Street, Boston, MA 01234 | Phone: 123.456.7890 | Fax: 123.456.7899 | Internet: www.fruitdepot.tld</text:p>
      </style:footer>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6:12</dc:date>
    <meta:editing-cycles>2</meta:editing-cycles>
    <meta:editing-duration>PT0.037S</meta:editing-duration>
  </office:meta>
</office:document-meta>
</file>